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table:number-columns-repeated="96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96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0T18:19:21.766733510</dc:date>
    <meta:editing-duration>P33DT15H23M37S</meta:editing-duration>
    <meta:editing-cycles>80</meta:editing-cycles>
    <meta:generator>LibreOffice/5.1.6.2$Linux_X86_64 LibreOffice_project/10m0$Build-2</meta:generator>
    <meta:document-statistic meta:table-count="1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4cm" svg:y="0.379cm" svg:width="19.479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